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center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62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9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middle" draw:textarea-horizontal-align="center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middle" draw:textarea-horizontal-align="center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57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middle" draw:textarea-horizontal-align="center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63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middle" draw:textarea-horizontal-align="center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61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75in" style:font-size-asian="0.75in" style:font-size-complex="0.7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middle" draw:textarea-horizontal-align="center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589">
      <style:graphic-properties draw:fill="solid" draw:fill-color="#4f81bd" draw:opacity="100%" draw:stroke="solid" svg:stroke-width="0.02778in" svg:stroke-color="#385d8a" svg:stroke-opacity="100%" style:protect=""/>
    </style:style>
  </office:automatic-styles>
  <office:body>
    <office:presentation>
      <draw:page draw:name="Slide1" draw:style-name="a571" draw:master-page-name="Master1-Layout7-blank-Pusty" presentation:presentation-page-layout-name="Master1-PPL7">
        <draw:frame draw:id="id73" presentation:style-name="a578" draw:name="Tytuł 1" svg:x="0in" svg:y="-0.41009in" svg:width="11.02362in" svg:height="9.08789in" presentation:class="title" presentation:placeholder="false">
          <draw:text-box>
            <text:p text:style-name="a577" text:class-names="" text:cond-style-name=""><text:span text:style-name="a572" text:class-names=""><text:line-break/></text:span><text:span text:style-name="a573" text:class-names="">Jesteśmy Twymi dziećmi, potrzebujemy Ciebie<text:line-break/>Miłości, która trwa<text:line-break/>Dobroci nieskończonej, łaski i nadziei<text:line-break/>Na wybawienie<text:line-break/></text:span><text:span text:style-name="a574" text:class-names=""><text:line-break/></text:span><text:span text:style-name="a575" text:class-names=""><text:line-break/></text:span><text:span text:style-name="a576" text:class-names=""/></text:p>
          </draw:text-box>
          <svg:desc/>
        </draw:frame>
        <presentation:notes draw:style-name="a581">
          <draw:page-thumbnail draw:page-number="1" svg:x="1.21007in" svg:y="0.88889in" svg:width="5.84549in" svg:height="4.38368in" presentation:class="page" draw:id="id74" presentation:style-name="a579" draw:name="Symbol zastępczy obrazu slajdu 1">
            <svg:desc/>
          </draw:page-thumbnail>
          <draw:frame draw:id="id75" presentation:style-name="a580" draw:name="Symbol zastępczy notatek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3" draw:style-name="a582" draw:master-page-name="Master1-Layout7-blank-Pusty" presentation:presentation-page-layout-name="Master1-PPL7">
        <draw:frame draw:id="id76" presentation:style-name="a588" draw:name="Tytuł 1" svg:x="-0.00039in" svg:y="-1.31927in" svg:width="11.02362in" svg:height="10.90547in" presentation:class="title" presentation:placeholder="false">
          <draw:text-box>
            <text:p text:style-name="a587" text:class-names="" text:cond-style-name=""><text:span text:style-name="a583" text:class-names=""><text:line-break/><text:line-break/></text:span><text:span text:style-name="a584" text:class-names="">ref. Zbawca, On porusza góry<text:line-break/>On może wybawić mnie, może wybawić mnie<text:line-break/>Na zawsze sprawca odkupienia<text:line-break/>Zmartwychwstał, pokonał śmierć, Jezus pokonał śmierć</text:span><text:span text:style-name="a585" text:class-names=""><text:line-break/><text:line-break/><text:line-break/></text:span><text:span text:style-name="a586" text:class-names=""/></text:p>
          </draw:text-box>
          <svg:desc/>
        </draw:frame>
        <presentation:notes draw:style-name="a591">
          <draw:page-thumbnail draw:page-number="2" svg:x="1.21007in" svg:y="0.88889in" svg:width="5.84549in" svg:height="4.38368in" presentation:class="page" draw:id="id77" presentation:style-name="a589" draw:name="Symbol zastępczy obrazu slajdu 1">
            <svg:desc/>
          </draw:page-thumbnail>
          <draw:frame draw:id="id78" presentation:style-name="a590" draw:name="Symbol zastępczy notatek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4" draw:style-name="a592" draw:master-page-name="Master1-Layout7-blank-Pusty" presentation:presentation-page-layout-name="Master1-PPL7">
        <draw:frame draw:id="id79" presentation:style-name="a602" draw:name="Tytuł 1" svg:x="0in" svg:y="-1.31887in" svg:width="11.02362in" svg:height="10.90547in" presentation:class="title" presentation:placeholder="false">
          <draw:text-box>
            <text:p text:style-name="a601" text:class-names="" text:cond-style-name=""><text:span text:style-name="a593" text:class-names=""><text:line-break/></text:span><text:span text:style-name="a594" text:class-names=""> <text:line-break/></text:span><text:span text:style-name="a595" text:class-names="">Weź mnie jakim jestem, z mym grzechem i mym lękiem<text:line-break/>Wypełnij życie me<text:line-break/>Tobie dziś oddaję całą moją wiarę<text:line-break/>Weź życie moje</text:span><text:span text:style-name="a596" text:class-names=""><text:line-break/></text:span><text:span text:style-name="a597" text:class-names=""><text:line-break/></text:span><text:span text:style-name="a598" text:class-names=""><text:line-break/></text:span><text:span text:style-name="a599" text:class-names=""><text:line-break/></text:span><text:span text:style-name="a600" text:class-names=""/></text:p>
          </draw:text-box>
          <svg:desc/>
        </draw:frame>
        <presentation:notes draw:style-name="a605">
          <draw:page-thumbnail draw:page-number="3" svg:x="1.21007in" svg:y="0.88889in" svg:width="5.84549in" svg:height="4.38368in" presentation:class="page" draw:id="id80" presentation:style-name="a603" draw:name="Symbol zastępczy obrazu slajdu 1">
            <svg:desc/>
          </draw:page-thumbnail>
          <draw:frame draw:id="id81" presentation:style-name="a604" draw:name="Symbol zastępczy notatek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5" draw:style-name="a606" draw:master-page-name="Master1-Layout7-blank-Pusty" presentation:presentation-page-layout-name="Master1-PPL7">
        <draw:frame draw:id="id82" presentation:style-name="a612" draw:name="Tytuł 1" svg:x="-0.00039in" svg:y="-1.31927in" svg:width="11.02362in" svg:height="10.90547in" presentation:class="title" presentation:placeholder="false">
          <draw:text-box>
            <text:p text:style-name="a611" text:class-names="" text:cond-style-name=""><text:span text:style-name="a607" text:class-names=""><text:line-break/><text:line-break/></text:span><text:span text:style-name="a608" text:class-names="">ref. Zbawca, On porusza góry<text:line-break/>On może wybawić mnie, może wybawić mnie<text:line-break/>Na zawsze sprawca odkupienia<text:line-break/>Zmartwychwstał, pokonał śmierć, Jezus pokonał śmierć</text:span><text:span text:style-name="a609" text:class-names=""><text:line-break/><text:line-break/><text:line-break/></text:span><text:span text:style-name="a610" text:class-names=""/></text:p>
          </draw:text-box>
          <svg:desc/>
        </draw:frame>
        <presentation:notes draw:style-name="a615">
          <draw:page-thumbnail draw:page-number="4" svg:x="1.21007in" svg:y="0.88889in" svg:width="5.84549in" svg:height="4.38368in" presentation:class="page" draw:id="id83" presentation:style-name="a613" draw:name="Symbol zastępczy obrazu slajdu 1">
            <svg:desc/>
          </draw:page-thumbnail>
          <draw:frame draw:id="id84" presentation:style-name="a614" draw:name="Symbol zastępczy notatek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6" draw:style-name="a616" draw:master-page-name="Master1-Layout7-blank-Pusty" presentation:presentation-page-layout-name="Master1-PPL7">
        <draw:frame draw:id="id85" presentation:style-name="a624" draw:name="Tytuł 1" svg:x="0.00068in" svg:y="-0.45439in" svg:width="11.02362in" svg:height="9.08789in" presentation:class="title" presentation:placeholder="false">
          <draw:text-box>
            <text:p text:style-name="a623" text:class-names="" text:cond-style-name=""><text:span text:style-name="a617" text:class-names=""><text:line-break/></text:span><text:span text:style-name="a618" text:class-names=""> <text:line-break/>Chcę być światłem aby poznał świat - Ciebie<text:line-break/>Wielki Królu, Zbawicielu nasz - Jezu<text:line-break/></text:span><text:span text:style-name="a619" text:class-names=""><text:line-break/></text:span><text:span text:style-name="a620" text:class-names=""><text:line-break/></text:span><text:span text:style-name="a621" text:class-names=""><text:line-break/></text:span><text:span text:style-name="a622" text:class-names=""/></text:p>
          </draw:text-box>
          <svg:desc/>
        </draw:frame>
        <presentation:notes draw:style-name="a627">
          <draw:page-thumbnail draw:page-number="5" svg:x="1.21007in" svg:y="0.88889in" svg:width="5.84549in" svg:height="4.38368in" presentation:class="page" draw:id="id86" presentation:style-name="a625" draw:name="Symbol zastępczy obrazu slajdu 1">
            <svg:desc/>
          </draw:page-thumbnail>
          <draw:frame draw:id="id87" presentation:style-name="a626" draw:name="Symbol zastępczy notatek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7" draw:style-name="a628" draw:master-page-name="Master1-Layout7-blank-Pusty" presentation:presentation-page-layout-name="Master1-PPL7">
        <draw:frame draw:id="id88" presentation:style-name="a634" draw:name="Tytuł 1" svg:x="-0.00039in" svg:y="-1.31927in" svg:width="11.02362in" svg:height="10.90547in" presentation:class="title" presentation:placeholder="false">
          <draw:text-box>
            <text:p text:style-name="a633" text:class-names="" text:cond-style-name=""><text:span text:style-name="a629" text:class-names=""><text:line-break/><text:line-break/></text:span><text:span text:style-name="a630" text:class-names="">ref. Zbawca, On porusza góry<text:line-break/>On może wybawić mnie, może wybawić mnie<text:line-break/>Na zawsze sprawca odkupienia<text:line-break/>Zmartwychwstał, pokonał śmierć, Jezus pokonał śmierć</text:span><text:span text:style-name="a631" text:class-names=""><text:line-break/><text:line-break/><text:line-break/></text:span><text:span text:style-name="a632" text:class-names=""/></text:p>
          </draw:text-box>
          <svg:desc/>
        </draw:frame>
        <presentation:notes draw:style-name="a637">
          <draw:page-thumbnail draw:page-number="6" svg:x="1.21007in" svg:y="0.88889in" svg:width="5.84549in" svg:height="4.38368in" presentation:class="page" draw:id="id89" presentation:style-name="a635" draw:name="Symbol zastępczy obrazu slajdu 1">
            <svg:desc/>
          </draw:page-thumbnail>
          <draw:frame draw:id="id90" presentation:style-name="a636" draw:name="Symbol zastępczy notatek 2" svg:x="0.82677in" svg:y="5.55394in" svg:width="6.61378in" svg:height="5.16299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ytuł i zawartość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Nagłówek sekcji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wa elementy zawartości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Porównanie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ylko tytuł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Pusty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Zawartość z podpisem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Obraz z podpisem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ytuł i tekst pionowy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ytuł pionowy i teks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0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draw:fill="none" draw:stroke="non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draw:fill="none" draw:stroke="non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draw:fill="none" draw:stroke="none"/>
    </style:style>
    <style:style style:family="paragraph" style:name="a92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7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draw:fill="none" draw:stroke="non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style:tab-stop-distance="1in" fo:margin-left="0.94488in" fo:margin-right="0in" fo:text-indent="-0.31496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draw:fill="none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1.41732in" fo:margin-right="0in" fo:text-indent="-0.23622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draw:fill="none" draw:stroke="non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draw:fill="none" draw:stroke="non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7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2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95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9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9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9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5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70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9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5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7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7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5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7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8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7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8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0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1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8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7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8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1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0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8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8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4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8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6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6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37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2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</office:automatic-styles>
  <office:master-styles>
    <draw:layer-set>
      <draw:layer draw:name="Master1-bg" draw:protected="true"/>
    </draw:layer-set>
    <style:master-page style:name="Master1-Domyślnie" style:page-layout-name="pageLayout1" draw:style-name="a0">
      <draw:frame draw:id="id0" presentation:style-name="a3" draw:name="Symbol zastępczy tytułu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desc/>
      </draw:frame>
      <draw:frame draw:id="id1" presentation:style-name="a20" draw:name="Symbol zastępczy tekstu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Piąty poziom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3" draw:name="Symbol zastępczy daty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desc/>
      </draw:frame>
      <draw:frame draw:id="id3" presentation:style-name="a26" draw:name="Symbol zastępczy stopki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desc/>
      </draw:frame>
      <draw:frame draw:id="id4" presentation:style-name="a29" draw:name="Symbol zastępczy numeru slajdu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ymbol zastępczy obrazu slajdu 1">
          <svg:desc/>
        </draw:page-thumbnail>
        <draw:frame draw:id="id6" presentation:style-name="a33" draw:name="Symbol zastępczy notatek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desc/>
        </draw:frame>
        <draw:frame draw:id="id7" presentation:style-name="a36" draw:name="Symbol zastępczy nagłówka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desc/>
        </draw:frame>
        <draw:frame draw:id="id8" presentation:style-name="a39" draw:name="Symbol zastępczy daty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desc/>
        </draw:frame>
        <draw:frame draw:id="id9" presentation:style-name="a42" draw:name="Symbol zastępczy stopki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desc/>
        </draw:frame>
        <draw:frame draw:id="id10" presentation:style-name="a45" draw:name="Symbol zastępczy numeru slajdu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Slajd-tytułowy" style:page-layout-name="pageLayout1" draw:style-name="a47">
      <draw:frame draw:id="id11" presentation:style-name="a51" draw:name="Tytuł 1" svg:x="0.82639in" svg:y="2.56771in" svg:width="9.37153in" svg:height="1.77257in" presentation:class="title" presentation:placeholder="false">
        <draw:text-box>
          <text:p text:style-name="a50" text:class-names="" text:cond-style-name=""><text:span text:style-name="a48" text:class-names="">Kliknij, aby edytować styl</text:span><text:span text:style-name="a49" text:class-names=""/></text:p>
        </draw:text-box>
        <svg:desc/>
      </draw:frame>
      <draw:frame draw:id="id12" presentation:style-name="a55" draw:name="Podtytuł 2" svg:x="1.65451in" svg:y="4.68403in" svg:width="7.71701in" svg:height="2.11285in" presentation:class="subtitle" presentation:placeholder="false">
        <draw:text-box>
          <text:p text:style-name="a54" text:class-names="" text:cond-style-name=""><text:span text:style-name="a52" text:class-names="">Kliknij, aby edytować styl wzorca podtytułu</text:span><text:span text:style-name="a53" text:class-names=""/></text:p>
        </draw:text-box>
        <svg:desc/>
      </draw:frame>
      <draw:frame draw:id="id13" presentation:style-name="a58" draw:name="Symbol zastępczy daty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desc/>
      </draw:frame>
      <draw:frame draw:id="id14" presentation:style-name="a61" draw:name="Symbol zastępczy stopki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desc/>
      </draw:frame>
      <draw:frame draw:id="id15" presentation:style-name="a65" draw:name="Symbol zastępczy numeru slajdu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ymbol zastępczy obrazu slajdu 1">
          <svg:desc/>
        </draw:page-thumbnail>
        <draw:frame draw:id="id6" presentation:style-name="a69" draw:name="Symbol zastępczy notatek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desc/>
        </draw:frame>
        <draw:frame draw:id="id7" presentation:style-name="a72" draw:name="Symbol zastępczy nagłówka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desc/>
        </draw:frame>
        <draw:frame draw:id="id8" presentation:style-name="a75" draw:name="Symbol zastępczy daty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desc/>
        </draw:frame>
        <draw:frame draw:id="id9" presentation:style-name="a78" draw:name="Symbol zastępczy stopki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desc/>
        </draw:frame>
        <draw:frame draw:id="id10" presentation:style-name="a81" draw:name="Symbol zastępczy numeru slajdu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ytuł-i-zawartość" style:page-layout-name="pageLayout1" draw:style-name="a83">
      <draw:frame draw:id="id16" presentation:style-name="a87" draw:name="Tytuł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Kliknij, aby edytować styl</text:span><text:span text:style-name="a85" text:class-names=""/></text:p>
        </draw:text-box>
        <svg:desc/>
      </draw:frame>
      <draw:frame draw:id="id17" presentation:style-name="a104" draw:name="Symbol zastępczy zawartości 2" svg:x="0.55118in" svg:y="1.93465in" svg:width="9.92087in" svg:height="5.4563in" presentation:class="object" presentation:placeholder="false">
        <draw:text-box>
          <text:list text:style-name="a90">
            <text:list-item>
              <text:p text:style-name="a89" text:class-names="" text:cond-style-name=""><text:span text:style-name="a88" text:class-names="">Kliknij, aby edytować style wzorca tekstu</text:span></text:p>
            </text:list-item>
          </text:list>
          <text:list text:style-name="a93">
            <text:list-item>
              <text:list text:style-name="a93">
                <text:list-item>
                  <text:p text:style-name="a92" text:class-names="" text:cond-style-name=""><text:span text:style-name="a91" text:class-names="">Drugi poziom</text:span></text:p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p text:style-name="a95" text:class-names="" text:cond-style-name=""><text:span text:style-name="a9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p text:style-name="a98" text:class-names="" text:cond-style-name=""><text:span text:style-name="a9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list text:style-name="a103">
                            <text:list-item>
                              <text:p text:style-name="a102" text:class-names="" text:cond-style-name=""><text:span text:style-name="a100" text:class-names="">Piąty poziom</text:span><text:span text:style-name="a1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07" draw:name="Symbol zastępczy daty 3" svg:x="0.55118in" svg:y="7.53189in" svg:width="2.56811in" svg:height="0.57008in" presentation:class="date-time" presentation:placeholder="false">
        <draw:text-box>
          <text:p text:style-name="a106" text:class-names="" text:cond-style-name=""><text:span text:style-name="a105" text:class-names=""/></text:p>
        </draw:text-box>
        <svg:desc/>
      </draw:frame>
      <draw:frame draw:id="id19" presentation:style-name="a110" draw:name="Symbol zastępczy stopki 4" svg:x="3.77008in" svg:y="7.53189in" svg:width="3.49409in" svg:height="0.57008in" presentation:class="footer" presentation:placeholder="false">
        <draw:text-box>
          <text:p text:style-name="a109" text:class-names="" text:cond-style-name=""><text:span text:style-name="a108" text:class-names=""/></text:p>
        </draw:text-box>
        <svg:desc/>
      </draw:frame>
      <draw:frame draw:id="id20" presentation:style-name="a114" draw:name="Symbol zastępczy numeru slajdu 5" svg:x="7.90394in" svg:y="7.53189in" svg:width="2.56811in" svg:height="0.57008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/></text:span><text:span text:style-name="a112" text:class-names=""/></text:p>
        </draw:text-box>
        <svg:desc/>
      </draw:frame>
      <presentation:notes style:page-layout-name="pageLayout2" draw:style-name="a131">
        <draw:page-thumbnail svg:x="1.21063in" svg:y="0.88858in" svg:width="5.84567in" svg:height="4.38425in" presentation:class="page" draw:id="id5" presentation:style-name="a115" draw:name="Symbol zastępczy obrazu slajdu 1">
          <svg:desc/>
        </draw:page-thumbnail>
        <draw:frame draw:id="id6" presentation:style-name="a118" draw:name="Symbol zastępczy notatek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desc/>
        </draw:frame>
        <draw:frame draw:id="id7" presentation:style-name="a121" draw:name="Symbol zastępczy nagłówka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desc/>
        </draw:frame>
        <draw:frame draw:id="id8" presentation:style-name="a124" draw:name="Symbol zastępczy daty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desc/>
        </draw:frame>
        <draw:frame draw:id="id9" presentation:style-name="a127" draw:name="Symbol zastępczy stopki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desc/>
        </draw:frame>
        <draw:frame draw:id="id10" presentation:style-name="a130" draw:name="Symbol zastępczy numeru slajdu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Nagłówek-sekcji" style:page-layout-name="pageLayout1" draw:style-name="a132">
      <draw:frame draw:id="id21" presentation:style-name="a136" draw:name="Tytuł 1" svg:x="0.87153in" svg:y="5.3125in" svg:width="9.36979in" svg:height="1.64236in" presentation:class="title" presentation:placeholder="false">
        <draw:text-box>
          <text:p text:style-name="a135" text:class-names="" text:cond-style-name=""><text:span text:style-name="a133" text:class-names="">Kliknij, aby edytować styl</text:span><text:span text:style-name="a134" text:class-names=""/></text:p>
        </draw:text-box>
        <svg:desc/>
      </draw:frame>
      <draw:frame draw:id="id22" presentation:style-name="a140" draw:name="Symbol zastępczy tekstu 2" svg:x="0.87153in" svg:y="3.50347in" svg:width="9.36979in" svg:height="1.80903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Kliknij, aby edytować style wzorca tekstu</text:span></text:p>
            </text:list-item>
          </text:list>
        </draw:text-box>
        <svg:desc/>
      </draw:frame>
      <draw:frame draw:id="id23" presentation:style-name="a143" draw:name="Symbol zastępczy daty 3" svg:x="0.55118in" svg:y="7.53189in" svg:width="2.56811in" svg:height="0.57008in" presentation:class="date-time" presentation:placeholder="false">
        <draw:text-box>
          <text:p text:style-name="a142" text:class-names="" text:cond-style-name=""><text:span text:style-name="a141" text:class-names=""/></text:p>
        </draw:text-box>
        <svg:desc/>
      </draw:frame>
      <draw:frame draw:id="id24" presentation:style-name="a146" draw:name="Symbol zastępczy stopki 4" svg:x="3.77008in" svg:y="7.53189in" svg:width="3.49409in" svg:height="0.57008in" presentation:class="footer" presentation:placeholder="false">
        <draw:text-box>
          <text:p text:style-name="a145" text:class-names="" text:cond-style-name=""><text:span text:style-name="a144" text:class-names=""/></text:p>
        </draw:text-box>
        <svg:desc/>
      </draw:frame>
      <draw:frame draw:id="id25" presentation:style-name="a150" draw:name="Symbol zastępczy numeru slajdu 5" svg:x="7.90394in" svg:y="7.53189in" svg:width="2.56811in" svg:height="0.57008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/></text:span><text:span text:style-name="a148" text:class-names=""/></text:p>
        </draw:text-box>
        <svg:desc/>
      </draw:frame>
      <presentation:notes style:page-layout-name="pageLayout2" draw:style-name="a167">
        <draw:page-thumbnail svg:x="1.21063in" svg:y="0.88858in" svg:width="5.84567in" svg:height="4.38425in" presentation:class="page" draw:id="id5" presentation:style-name="a151" draw:name="Symbol zastępczy obrazu slajdu 1">
          <svg:desc/>
        </draw:page-thumbnail>
        <draw:frame draw:id="id6" presentation:style-name="a154" draw:name="Symbol zastępczy notatek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desc/>
        </draw:frame>
        <draw:frame draw:id="id7" presentation:style-name="a157" draw:name="Symbol zastępczy nagłówka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desc/>
        </draw:frame>
        <draw:frame draw:id="id8" presentation:style-name="a160" draw:name="Symbol zastępczy daty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desc/>
        </draw:frame>
        <draw:frame draw:id="id9" presentation:style-name="a163" draw:name="Symbol zastępczy stopki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desc/>
        </draw:frame>
        <draw:frame draw:id="id10" presentation:style-name="a166" draw:name="Symbol zastępczy numeru slajdu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Dwa-elementy-zawartości" style:page-layout-name="pageLayout1" draw:style-name="a168">
      <draw:frame draw:id="id26" presentation:style-name="a172" draw:name="Tytuł 1" svg:x="0.55118in" svg:y="0.32953in" svg:width="9.92087in" svg:height="1.38031in" presentation:class="title" presentation:placeholder="false">
        <draw:text-box>
          <text:p text:style-name="a171" text:class-names="" text:cond-style-name=""><text:span text:style-name="a169" text:class-names="">Kliknij, aby edytować styl</text:span><text:span text:style-name="a170" text:class-names=""/></text:p>
        </draw:text-box>
        <svg:desc/>
      </draw:frame>
      <draw:frame draw:id="id27" presentation:style-name="a189" draw:name="Symbol zastępczy zawartości 2" svg:x="0.55035in" svg:y="1.93403in" svg:width="4.87674in" svg:height="5.4566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Kliknij, aby edytować style wzorca tekstu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Drugi poziom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Piąty poziom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06" draw:name="Symbol zastępczy zawartości 3" svg:x="5.59375in" svg:y="1.93403in" svg:width="4.87847in" svg:height="5.4566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Kliknij, aby edytować style wzorca tekstu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Drugi poziom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Piąty poziom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09" draw:name="Symbol zastępczy daty 4" svg:x="0.55118in" svg:y="7.53189in" svg:width="2.56811in" svg:height="0.57008in" presentation:class="date-time" presentation:placeholder="false">
        <draw:text-box>
          <text:p text:style-name="a208" text:class-names="" text:cond-style-name=""><text:span text:style-name="a207" text:class-names=""/></text:p>
        </draw:text-box>
        <svg:desc/>
      </draw:frame>
      <draw:frame draw:id="id30" presentation:style-name="a212" draw:name="Symbol zastępczy stopki 5" svg:x="3.77008in" svg:y="7.53189in" svg:width="3.49409in" svg:height="0.57008in" presentation:class="footer" presentation:placeholder="false">
        <draw:text-box>
          <text:p text:style-name="a211" text:class-names="" text:cond-style-name=""><text:span text:style-name="a210" text:class-names=""/></text:p>
        </draw:text-box>
        <svg:desc/>
      </draw:frame>
      <draw:frame draw:id="id31" presentation:style-name="a216" draw:name="Symbol zastępczy numeru slajdu 6" svg:x="7.90394in" svg:y="7.53189in" svg:width="2.56811in" svg:height="0.57008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/></text:span><text:span text:style-name="a214" text:class-names=""/></text:p>
        </draw:text-box>
        <svg:desc/>
      </draw:frame>
      <presentation:notes style:page-layout-name="pageLayout2" draw:style-name="a233">
        <draw:page-thumbnail svg:x="1.21063in" svg:y="0.88858in" svg:width="5.84567in" svg:height="4.38425in" presentation:class="page" draw:id="id5" presentation:style-name="a217" draw:name="Symbol zastępczy obrazu slajdu 1">
          <svg:desc/>
        </draw:page-thumbnail>
        <draw:frame draw:id="id6" presentation:style-name="a220" draw:name="Symbol zastępczy notatek 2" svg:x="0.82677in" svg:y="5.55394in" svg:width="6.61378in" svg:height="5.26142in" presentation:class="notes" presentation:placeholder="false">
          <draw:text-box>
            <text:p text:style-name="a219" text:class-names="" text:cond-style-name=""><text:span text:style-name="a218" text:class-names=""/></text:p>
          </draw:text-box>
          <svg:desc/>
        </draw:frame>
        <draw:frame draw:id="id7" presentation:style-name="a223" draw:name="Symbol zastępczy nagłówka 3" svg:x="0in" svg:y="0in" svg:width="3.5878in" svg:height="0.58425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desc/>
        </draw:frame>
        <draw:frame draw:id="id8" presentation:style-name="a226" draw:name="Symbol zastępczy daty 4" svg:x="4.67953in" svg:y="0in" svg:width="3.5878in" svg:height="0.58425in" presentation:class="date-time" presentation:placeholder="false">
          <draw:text-box>
            <text:p text:style-name="a225" text:class-names="" text:cond-style-name=""><text:span text:style-name="a224" text:class-names=""/></text:p>
          </draw:text-box>
          <svg:desc/>
        </draw:frame>
        <draw:frame draw:id="id9" presentation:style-name="a229" draw:name="Symbol zastępczy stopki 5" svg:x="0in" svg:y="11.10827in" svg:width="3.5878in" svg:height="0.58425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desc/>
        </draw:frame>
        <draw:frame draw:id="id10" presentation:style-name="a232" draw:name="Symbol zastępczy numeru slajdu 6" svg:x="4.67953in" svg:y="11.10827in" svg:width="3.5878in" svg:height="0.58425in" presentation:class="page-number" presentation:placeholder="false">
          <draw:text-box>
            <text:p text:style-name="a231" text:class-names="" text:cond-style-name=""><text:span text:style-name="a230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Porównanie" style:page-layout-name="pageLayout1" draw:style-name="a234">
      <draw:frame draw:id="id32" presentation:style-name="a238" draw:name="Tytuł 1" svg:x="0.55208in" svg:y="0.3316in" svg:width="9.92188in" svg:height="1.37674in" presentation:class="title" presentation:placeholder="false">
        <draw:text-box>
          <text:p text:style-name="a237" text:class-names="" text:cond-style-name=""><text:span text:style-name="a235" text:class-names="">Kliknij, aby edytować styl</text:span><text:span text:style-name="a236" text:class-names=""/></text:p>
        </draw:text-box>
        <svg:desc/>
      </draw:frame>
      <draw:frame draw:id="id33" presentation:style-name="a242" draw:name="Symbol zastępczy tekstu 2" svg:x="0.55208in" svg:y="1.85069in" svg:width="4.86979in" svg:height="0.77083in" presentation:class="outline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nij, aby edytować style wzorca tekstu</text:span></text:p>
            </text:list-item>
          </text:list>
        </draw:text-box>
        <svg:desc/>
      </draw:frame>
      <draw:frame draw:id="id34" presentation:style-name="a259" draw:name="Symbol zastępczy zawartości 3" svg:x="0.55208in" svg:y="2.62153in" svg:width="4.86979in" svg:height="4.76389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Kliknij, aby edytować style wzorca tekstu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Drugi poziom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Piąty poziom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263" draw:name="Symbol zastępczy tekstu 4" svg:x="5.60069in" svg:y="1.85069in" svg:width="4.87326in" svg:height="0.77083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Kliknij, aby edytować style wzorca tekstu</text:span></text:p>
            </text:list-item>
          </text:list>
        </draw:text-box>
        <svg:desc/>
      </draw:frame>
      <draw:frame draw:id="id36" presentation:style-name="a280" draw:name="Symbol zastępczy zawartości 5" svg:x="5.60069in" svg:y="2.62153in" svg:width="4.87326in" svg:height="4.76389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Kliknij, aby edytować style wzorca tekstu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rugi poziom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Piąty poziom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283" draw:name="Symbol zastępczy daty 6" svg:x="0.55118in" svg:y="7.53189in" svg:width="2.56811in" svg:height="0.57008in" presentation:class="date-time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38" presentation:style-name="a286" draw:name="Symbol zastępczy stopki 7" svg:x="3.77008in" svg:y="7.53189in" svg:width="3.49409in" svg:height="0.57008in" presentation:class="footer" presentation:placeholder="false">
        <draw:text-box>
          <text:p text:style-name="a285" text:class-names="" text:cond-style-name=""><text:span text:style-name="a284" text:class-names=""/></text:p>
        </draw:text-box>
        <svg:desc/>
      </draw:frame>
      <draw:frame draw:id="id39" presentation:style-name="a290" draw:name="Symbol zastępczy numeru slajdu 8" svg:x="7.90394in" svg:y="7.53189in" svg:width="2.56811in" svg:height="0.57008in" presentation:class="page-number" presentation:placeholder="false">
        <draw:text-box>
          <text:p text:style-name="a289" text:class-names="" text:cond-style-name=""><text:span text:style-name="a287" text:class-names=""><text:page-number style:num-format="1" text:fixed="false"/></text:span><text:span text:style-name="a288" text:class-names=""/></text:p>
        </draw:text-box>
        <svg:desc/>
      </draw:frame>
      <presentation:notes style:page-layout-name="pageLayout2" draw:style-name="a307">
        <draw:page-thumbnail svg:x="1.21063in" svg:y="0.88858in" svg:width="5.84567in" svg:height="4.38425in" presentation:class="page" draw:id="id5" presentation:style-name="a291" draw:name="Symbol zastępczy obrazu slajdu 1">
          <svg:desc/>
        </draw:page-thumbnail>
        <draw:frame draw:id="id6" presentation:style-name="a294" draw:name="Symbol zastępczy notatek 2" svg:x="0.82677in" svg:y="5.55394in" svg:width="6.61378in" svg:height="5.26142in" presentation:class="notes" presentation:placeholder="false">
          <draw:text-box>
            <text:p text:style-name="a293" text:class-names="" text:cond-style-name=""><text:span text:style-name="a292" text:class-names=""/></text:p>
          </draw:text-box>
          <svg:desc/>
        </draw:frame>
        <draw:frame draw:id="id7" presentation:style-name="a297" draw:name="Symbol zastępczy nagłówka 3" svg:x="0in" svg:y="0in" svg:width="3.5878in" svg:height="0.58425in" presentation:class="header" presentation:placeholder="false">
          <draw:text-box>
            <text:p text:style-name="a296" text:class-names="" text:cond-style-name=""><text:span text:style-name="a295" text:class-names=""/></text:p>
          </draw:text-box>
          <svg:desc/>
        </draw:frame>
        <draw:frame draw:id="id8" presentation:style-name="a300" draw:name="Symbol zastępczy daty 4" svg:x="4.67953in" svg:y="0in" svg:width="3.5878in" svg:height="0.58425in" presentation:class="date-time" presentation:placeholder="false">
          <draw:text-box>
            <text:p text:style-name="a299" text:class-names="" text:cond-style-name=""><text:span text:style-name="a298" text:class-names=""/></text:p>
          </draw:text-box>
          <svg:desc/>
        </draw:frame>
        <draw:frame draw:id="id9" presentation:style-name="a303" draw:name="Symbol zastępczy stopki 5" svg:x="0in" svg:y="11.10827in" svg:width="3.5878in" svg:height="0.58425in" presentation:class="footer" presentation:placeholder="false">
          <draw:text-box>
            <text:p text:style-name="a302" text:class-names="" text:cond-style-name=""><text:span text:style-name="a301" text:class-names=""/></text:p>
          </draw:text-box>
          <svg:desc/>
        </draw:frame>
        <draw:frame draw:id="id10" presentation:style-name="a306" draw:name="Symbol zastępczy numeru slajdu 6" svg:x="4.67953in" svg:y="11.10827in" svg:width="3.5878in" svg:height="0.58425in" presentation:class="page-number" presentation:placeholder="false">
          <draw:text-box>
            <text:p text:style-name="a305" text:class-names="" text:cond-style-name=""><text:span text:style-name="a304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ylko-tytuł" style:page-layout-name="pageLayout1" draw:style-name="a308">
      <draw:frame draw:id="id40" presentation:style-name="a312" draw:name="Tytuł 1" svg:x="0.55118in" svg:y="0.32953in" svg:width="9.92087in" svg:height="1.38031in" presentation:class="title" presentation:placeholder="false">
        <draw:text-box>
          <text:p text:style-name="a311" text:class-names="" text:cond-style-name=""><text:span text:style-name="a309" text:class-names="">Kliknij, aby edytować styl</text:span><text:span text:style-name="a310" text:class-names=""/></text:p>
        </draw:text-box>
        <svg:desc/>
      </draw:frame>
      <draw:frame draw:id="id41" presentation:style-name="a315" draw:name="Symbol zastępczy daty 2" svg:x="0.55118in" svg:y="7.53189in" svg:width="2.56811in" svg:height="0.57008in" presentation:class="date-time" presentation:placeholder="false">
        <draw:text-box>
          <text:p text:style-name="a314" text:class-names="" text:cond-style-name=""><text:span text:style-name="a313" text:class-names=""/></text:p>
        </draw:text-box>
        <svg:desc/>
      </draw:frame>
      <draw:frame draw:id="id42" presentation:style-name="a318" draw:name="Symbol zastępczy stopki 3" svg:x="3.77008in" svg:y="7.53189in" svg:width="3.49409in" svg:height="0.57008in" presentation:class="footer" presentation:placeholder="false">
        <draw:text-box>
          <text:p text:style-name="a317" text:class-names="" text:cond-style-name=""><text:span text:style-name="a316" text:class-names=""/></text:p>
        </draw:text-box>
        <svg:desc/>
      </draw:frame>
      <draw:frame draw:id="id43" presentation:style-name="a322" draw:name="Symbol zastępczy numeru slajdu 4" svg:x="7.90394in" svg:y="7.53189in" svg:width="2.56811in" svg:height="0.57008in" presentation:class="page-number" presentation:placeholder="false">
        <draw:text-box>
          <text:p text:style-name="a321" text:class-names="" text:cond-style-name=""><text:span text:style-name="a319" text:class-names=""><text:page-number style:num-format="1" text:fixed="false"/></text:span><text:span text:style-name="a320" text:class-names=""/></text:p>
        </draw:text-box>
        <svg:desc/>
      </draw:frame>
      <presentation:notes style:page-layout-name="pageLayout2" draw:style-name="a339">
        <draw:page-thumbnail svg:x="1.21063in" svg:y="0.88858in" svg:width="5.84567in" svg:height="4.38425in" presentation:class="page" draw:id="id5" presentation:style-name="a323" draw:name="Symbol zastępczy obrazu slajdu 1">
          <svg:desc/>
        </draw:page-thumbnail>
        <draw:frame draw:id="id6" presentation:style-name="a326" draw:name="Symbol zastępczy notatek 2" svg:x="0.82677in" svg:y="5.55394in" svg:width="6.61378in" svg:height="5.26142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desc/>
        </draw:frame>
        <draw:frame draw:id="id7" presentation:style-name="a329" draw:name="Symbol zastępczy nagłówka 3" svg:x="0in" svg:y="0in" svg:width="3.5878in" svg:height="0.58425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desc/>
        </draw:frame>
        <draw:frame draw:id="id8" presentation:style-name="a332" draw:name="Symbol zastępczy daty 4" svg:x="4.67953in" svg:y="0in" svg:width="3.5878in" svg:height="0.58425in" presentation:class="date-time" presentation:placeholder="false">
          <draw:text-box>
            <text:p text:style-name="a331" text:class-names="" text:cond-style-name=""><text:span text:style-name="a330" text:class-names=""/></text:p>
          </draw:text-box>
          <svg:desc/>
        </draw:frame>
        <draw:frame draw:id="id9" presentation:style-name="a335" draw:name="Symbol zastępczy stopki 5" svg:x="0in" svg:y="11.10827in" svg:width="3.5878in" svg:height="0.58425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desc/>
        </draw:frame>
        <draw:frame draw:id="id10" presentation:style-name="a338" draw:name="Symbol zastępczy numeru slajdu 6" svg:x="4.67953in" svg:y="11.10827in" svg:width="3.5878in" svg:height="0.58425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Pusty" style:page-layout-name="pageLayout1" draw:style-name="a340">
      <draw:frame draw:id="id44" presentation:style-name="a343" draw:name="Symbol zastępczy daty 1" svg:x="0.55118in" svg:y="7.53189in" svg:width="2.56811in" svg:height="0.57008in" presentation:class="date-time" presentation:placeholder="false">
        <draw:text-box>
          <text:p text:style-name="a342" text:class-names="" text:cond-style-name=""><text:span text:style-name="a341" text:class-names=""/></text:p>
        </draw:text-box>
        <svg:desc/>
      </draw:frame>
      <draw:frame draw:id="id45" presentation:style-name="a346" draw:name="Symbol zastępczy stopki 2" svg:x="3.77008in" svg:y="7.53189in" svg:width="3.49409in" svg:height="0.57008in" presentation:class="footer" presentation:placeholder="false">
        <draw:text-box>
          <text:p text:style-name="a345" text:class-names="" text:cond-style-name=""><text:span text:style-name="a344" text:class-names=""/></text:p>
        </draw:text-box>
        <svg:desc/>
      </draw:frame>
      <draw:frame draw:id="id46" presentation:style-name="a350" draw:name="Symbol zastępczy numeru slajdu 3" svg:x="7.90394in" svg:y="7.53189in" svg:width="2.56811in" svg:height="0.57008in" presentation:class="page-number" presentation:placeholder="false">
        <draw:text-box>
          <text:p text:style-name="a349" text:class-names="" text:cond-style-name=""><text:span text:style-name="a347" text:class-names=""><text:page-number style:num-format="1" text:fixed="false"/></text:span><text:span text:style-name="a348" text:class-names=""/></text:p>
        </draw:text-box>
        <svg:desc/>
      </draw:frame>
      <presentation:notes style:page-layout-name="pageLayout2" draw:style-name="a367">
        <draw:page-thumbnail svg:x="1.21063in" svg:y="0.88858in" svg:width="5.84567in" svg:height="4.38425in" presentation:class="page" draw:id="id5" presentation:style-name="a351" draw:name="Symbol zastępczy obrazu slajdu 1">
          <svg:desc/>
        </draw:page-thumbnail>
        <draw:frame draw:id="id6" presentation:style-name="a354" draw:name="Symbol zastępczy notatek 2" svg:x="0.82677in" svg:y="5.55394in" svg:width="6.61378in" svg:height="5.26142in" presentation:class="notes" presentation:placeholder="false">
          <draw:text-box>
            <text:p text:style-name="a353" text:class-names="" text:cond-style-name=""><text:span text:style-name="a352" text:class-names=""/></text:p>
          </draw:text-box>
          <svg:desc/>
        </draw:frame>
        <draw:frame draw:id="id7" presentation:style-name="a357" draw:name="Symbol zastępczy nagłówka 3" svg:x="0in" svg:y="0in" svg:width="3.5878in" svg:height="0.58425in" presentation:class="header" presentation:placeholder="false">
          <draw:text-box>
            <text:p text:style-name="a356" text:class-names="" text:cond-style-name=""><text:span text:style-name="a355" text:class-names=""/></text:p>
          </draw:text-box>
          <svg:desc/>
        </draw:frame>
        <draw:frame draw:id="id8" presentation:style-name="a360" draw:name="Symbol zastępczy daty 4" svg:x="4.67953in" svg:y="0in" svg:width="3.5878in" svg:height="0.58425in" presentation:class="date-time" presentation:placeholder="false">
          <draw:text-box>
            <text:p text:style-name="a359" text:class-names="" text:cond-style-name=""><text:span text:style-name="a358" text:class-names=""/></text:p>
          </draw:text-box>
          <svg:desc/>
        </draw:frame>
        <draw:frame draw:id="id9" presentation:style-name="a363" draw:name="Symbol zastępczy stopki 5" svg:x="0in" svg:y="11.10827in" svg:width="3.5878in" svg:height="0.58425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desc/>
        </draw:frame>
        <draw:frame draw:id="id10" presentation:style-name="a366" draw:name="Symbol zastępczy numeru slajdu 6" svg:x="4.67953in" svg:y="11.10827in" svg:width="3.5878in" svg:height="0.58425in" presentation:class="page-number" presentation:placeholder="false">
          <draw:text-box>
            <text:p text:style-name="a365" text:class-names="" text:cond-style-name=""><text:span text:style-name="a364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Zawartość-z-podpisem" style:page-layout-name="pageLayout1" draw:style-name="a368">
      <draw:frame draw:id="id47" presentation:style-name="a372" draw:name="Tytuł 1" svg:x="0.55208in" svg:y="0.32986in" svg:width="3.62674in" svg:height="1.39931in" presentation:class="title" presentation:placeholder="false">
        <draw:text-box>
          <text:p text:style-name="a371" text:class-names="" text:cond-style-name=""><text:span text:style-name="a369" text:class-names="">Kliknij, aby edytować styl</text:span><text:span text:style-name="a370" text:class-names=""/></text:p>
        </draw:text-box>
        <svg:desc/>
      </draw:frame>
      <draw:frame draw:id="id48" presentation:style-name="a389" draw:name="Symbol zastępczy zawartości 2" svg:x="4.31076in" svg:y="0.32986in" svg:width="6.16319in" svg:height="7.05556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Kliknij, aby edytować style wzorca tekstu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Drugi poziom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Piąty poziom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393" draw:name="Symbol zastępczy tekstu 3" svg:x="0.55208in" svg:y="1.72917in" svg:width="3.62674in" svg:height="5.65625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Kliknij, aby edytować style wzorca tekstu</text:span></text:p>
            </text:list-item>
          </text:list>
        </draw:text-box>
        <svg:desc/>
      </draw:frame>
      <draw:frame draw:id="id50" presentation:style-name="a396" draw:name="Symbol zastępczy daty 4" svg:x="0.55118in" svg:y="7.53189in" svg:width="2.56811in" svg:height="0.57008in" presentation:class="date-time" presentation:placeholder="false">
        <draw:text-box>
          <text:p text:style-name="a395" text:class-names="" text:cond-style-name=""><text:span text:style-name="a394" text:class-names=""/></text:p>
        </draw:text-box>
        <svg:desc/>
      </draw:frame>
      <draw:frame draw:id="id51" presentation:style-name="a399" draw:name="Symbol zastępczy stopki 5" svg:x="3.77008in" svg:y="7.53189in" svg:width="3.49409in" svg:height="0.57008in" presentation:class="footer" presentation:placeholder="false">
        <draw:text-box>
          <text:p text:style-name="a398" text:class-names="" text:cond-style-name=""><text:span text:style-name="a397" text:class-names=""/></text:p>
        </draw:text-box>
        <svg:desc/>
      </draw:frame>
      <draw:frame draw:id="id52" presentation:style-name="a403" draw:name="Symbol zastępczy numeru slajdu 6" svg:x="7.90394in" svg:y="7.53189in" svg:width="2.56811in" svg:height="0.57008in" presentation:class="page-number" presentation:placeholder="false">
        <draw:text-box>
          <text:p text:style-name="a402" text:class-names="" text:cond-style-name=""><text:span text:style-name="a400" text:class-names=""><text:page-number style:num-format="1" text:fixed="false"/></text:span><text:span text:style-name="a401" text:class-names=""/></text:p>
        </draw:text-box>
        <svg:desc/>
      </draw:frame>
      <presentation:notes style:page-layout-name="pageLayout2" draw:style-name="a420">
        <draw:page-thumbnail svg:x="1.21063in" svg:y="0.88858in" svg:width="5.84567in" svg:height="4.38425in" presentation:class="page" draw:id="id5" presentation:style-name="a404" draw:name="Symbol zastępczy obrazu slajdu 1">
          <svg:desc/>
        </draw:page-thumbnail>
        <draw:frame draw:id="id6" presentation:style-name="a407" draw:name="Symbol zastępczy notatek 2" svg:x="0.82677in" svg:y="5.55394in" svg:width="6.61378in" svg:height="5.26142in" presentation:class="notes" presentation:placeholder="false">
          <draw:text-box>
            <text:p text:style-name="a406" text:class-names="" text:cond-style-name=""><text:span text:style-name="a405" text:class-names=""/></text:p>
          </draw:text-box>
          <svg:desc/>
        </draw:frame>
        <draw:frame draw:id="id7" presentation:style-name="a410" draw:name="Symbol zastępczy nagłówka 3" svg:x="0in" svg:y="0in" svg:width="3.5878in" svg:height="0.58425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desc/>
        </draw:frame>
        <draw:frame draw:id="id8" presentation:style-name="a413" draw:name="Symbol zastępczy daty 4" svg:x="4.67953in" svg:y="0in" svg:width="3.5878in" svg:height="0.58425in" presentation:class="date-time" presentation:placeholder="false">
          <draw:text-box>
            <text:p text:style-name="a412" text:class-names="" text:cond-style-name=""><text:span text:style-name="a411" text:class-names=""/></text:p>
          </draw:text-box>
          <svg:desc/>
        </draw:frame>
        <draw:frame draw:id="id9" presentation:style-name="a416" draw:name="Symbol zastępczy stopki 5" svg:x="0in" svg:y="11.10827in" svg:width="3.5878in" svg:height="0.58425in" presentation:class="footer" presentation:placeholder="false">
          <draw:text-box>
            <text:p text:style-name="a415" text:class-names="" text:cond-style-name=""><text:span text:style-name="a414" text:class-names=""/></text:p>
          </draw:text-box>
          <svg:desc/>
        </draw:frame>
        <draw:frame draw:id="id10" presentation:style-name="a419" draw:name="Symbol zastępczy numeru slajdu 6" svg:x="4.67953in" svg:y="11.10827in" svg:width="3.5878in" svg:height="0.58425in" presentation:class="page-number" presentation:placeholder="false">
          <draw:text-box>
            <text:p text:style-name="a418" text:class-names="" text:cond-style-name=""><text:span text:style-name="a417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Obraz-z-podpisem" style:page-layout-name="pageLayout1" draw:style-name="a421">
      <draw:frame draw:id="id53" presentation:style-name="a425" draw:name="Tytuł 1" svg:x="2.16146in" svg:y="5.78646in" svg:width="6.61458in" svg:height="0.68403in" presentation:class="title" presentation:placeholder="false">
        <draw:text-box>
          <text:p text:style-name="a424" text:class-names="" text:cond-style-name=""><text:span text:style-name="a422" text:class-names="">Kliknij, aby edytować styl</text:span><text:span text:style-name="a423" text:class-names=""/></text:p>
        </draw:text-box>
        <svg:desc/>
      </draw:frame>
      <draw:frame draw:id="id54" presentation:style-name="a428" draw:name="Symbol zastępczy obrazu 2" svg:x="2.16146in" svg:y="0.73785in" svg:width="6.61458in" svg:height="4.96181in" presentation:class="graphic" presentation:placeholder="false">
        <draw:text-box>
          <text:p text:style-name="a427" text:class-names="" text:cond-style-name=""><text:span text:style-name="a426" text:class-names=""/></text:p>
        </draw:text-box>
        <svg:desc/>
      </draw:frame>
      <draw:frame draw:id="id55" presentation:style-name="a432" draw:name="Symbol zastępczy tekstu 3" svg:x="2.16146in" svg:y="6.47049in" svg:width="6.61458in" svg:height="0.97049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Kliknij, aby edytować style wzorca tekstu</text:span></text:p>
            </text:list-item>
          </text:list>
        </draw:text-box>
        <svg:desc/>
      </draw:frame>
      <draw:frame draw:id="id56" presentation:style-name="a435" draw:name="Symbol zastępczy daty 4" svg:x="0.55118in" svg:y="7.53189in" svg:width="2.56811in" svg:height="0.57008in" presentation:class="date-time" presentation:placeholder="false">
        <draw:text-box>
          <text:p text:style-name="a434" text:class-names="" text:cond-style-name=""><text:span text:style-name="a433" text:class-names=""/></text:p>
        </draw:text-box>
        <svg:desc/>
      </draw:frame>
      <draw:frame draw:id="id57" presentation:style-name="a438" draw:name="Symbol zastępczy stopki 5" svg:x="3.77008in" svg:y="7.53189in" svg:width="3.49409in" svg:height="0.57008in" presentation:class="footer" presentation:placeholder="false">
        <draw:text-box>
          <text:p text:style-name="a437" text:class-names="" text:cond-style-name=""><text:span text:style-name="a436" text:class-names=""/></text:p>
        </draw:text-box>
        <svg:desc/>
      </draw:frame>
      <draw:frame draw:id="id58" presentation:style-name="a442" draw:name="Symbol zastępczy numeru slajdu 6" svg:x="7.90394in" svg:y="7.53189in" svg:width="2.56811in" svg:height="0.57008in" presentation:class="page-number" presentation:placeholder="false">
        <draw:text-box>
          <text:p text:style-name="a441" text:class-names="" text:cond-style-name=""><text:span text:style-name="a439" text:class-names=""><text:page-number style:num-format="1" text:fixed="false"/></text:span><text:span text:style-name="a440" text:class-names=""/></text:p>
        </draw:text-box>
        <svg:desc/>
      </draw:frame>
      <presentation:notes style:page-layout-name="pageLayout2" draw:style-name="a459">
        <draw:page-thumbnail svg:x="1.21063in" svg:y="0.88858in" svg:width="5.84567in" svg:height="4.38425in" presentation:class="page" draw:id="id5" presentation:style-name="a443" draw:name="Symbol zastępczy obrazu slajdu 1">
          <svg:desc/>
        </draw:page-thumbnail>
        <draw:frame draw:id="id6" presentation:style-name="a446" draw:name="Symbol zastępczy notatek 2" svg:x="0.82677in" svg:y="5.55394in" svg:width="6.61378in" svg:height="5.26142in" presentation:class="notes" presentation:placeholder="false">
          <draw:text-box>
            <text:p text:style-name="a445" text:class-names="" text:cond-style-name=""><text:span text:style-name="a444" text:class-names=""/></text:p>
          </draw:text-box>
          <svg:desc/>
        </draw:frame>
        <draw:frame draw:id="id7" presentation:style-name="a449" draw:name="Symbol zastępczy nagłówka 3" svg:x="0in" svg:y="0in" svg:width="3.5878in" svg:height="0.58425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desc/>
        </draw:frame>
        <draw:frame draw:id="id8" presentation:style-name="a452" draw:name="Symbol zastępczy daty 4" svg:x="4.67953in" svg:y="0in" svg:width="3.5878in" svg:height="0.58425in" presentation:class="date-time" presentation:placeholder="false">
          <draw:text-box>
            <text:p text:style-name="a451" text:class-names="" text:cond-style-name=""><text:span text:style-name="a450" text:class-names=""/></text:p>
          </draw:text-box>
          <svg:desc/>
        </draw:frame>
        <draw:frame draw:id="id9" presentation:style-name="a455" draw:name="Symbol zastępczy stopki 5" svg:x="0in" svg:y="11.10827in" svg:width="3.5878in" svg:height="0.58425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desc/>
        </draw:frame>
        <draw:frame draw:id="id10" presentation:style-name="a458" draw:name="Symbol zastępczy numeru slajdu 6" svg:x="4.67953in" svg:y="11.10827in" svg:width="3.5878in" svg:height="0.58425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ytuł-i-tekst-pionowy" style:page-layout-name="pageLayout1" draw:style-name="a460">
      <draw:frame draw:id="id59" presentation:style-name="a464" draw:name="Tytuł 1" svg:x="0.55118in" svg:y="0.32953in" svg:width="9.92087in" svg:height="1.38031in" presentation:class="title" presentation:placeholder="false">
        <draw:text-box>
          <text:p text:style-name="a463" text:class-names="" text:cond-style-name=""><text:span text:style-name="a461" text:class-names="">Kliknij, aby edytować styl</text:span><text:span text:style-name="a462" text:class-names=""/></text:p>
        </draw:text-box>
        <svg:desc/>
      </draw:frame>
      <draw:frame draw:id="id60" presentation:style-name="a481" draw:name="Symbol zastępczy tytułu pionowego 2" svg:x="0.55118in" svg:y="1.93465in" svg:width="9.92087in" svg:height="5.456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Kliknij, aby edytować style wzorca tekstu</text:span></text:p>
            </text:list-item>
          </text:list>
          <text:list text:style-name="a470">
            <text:list-item>
              <text:list text:style-name="a470">
                <text:list-item>
                  <text:p text:style-name="a469" text:class-names="" text:cond-style-name=""><text:span text:style-name="a468" text:class-names="">Drugi poziom</text:span></text:p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p text:style-name="a472" text:class-names="" text:cond-style-name=""><text:span text:style-name="a47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p text:style-name="a475" text:class-names="" text:cond-style-name=""><text:span text:style-name="a47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list text:style-name="a480">
                            <text:list-item>
                              <text:p text:style-name="a479" text:class-names="" text:cond-style-name=""><text:span text:style-name="a477" text:class-names="">Piąty poziom</text:span><text:span text:style-name="a4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484" draw:name="Symbol zastępczy daty 3" svg:x="0.55118in" svg:y="7.53189in" svg:width="2.56811in" svg:height="0.57008in" presentation:class="date-time" presentation:placeholder="false">
        <draw:text-box>
          <text:p text:style-name="a483" text:class-names="" text:cond-style-name=""><text:span text:style-name="a482" text:class-names=""/></text:p>
        </draw:text-box>
        <svg:desc/>
      </draw:frame>
      <draw:frame draw:id="id62" presentation:style-name="a487" draw:name="Symbol zastępczy stopki 4" svg:x="3.77008in" svg:y="7.53189in" svg:width="3.49409in" svg:height="0.57008in" presentation:class="footer" presentation:placeholder="false">
        <draw:text-box>
          <text:p text:style-name="a486" text:class-names="" text:cond-style-name=""><text:span text:style-name="a485" text:class-names=""/></text:p>
        </draw:text-box>
        <svg:desc/>
      </draw:frame>
      <draw:frame draw:id="id63" presentation:style-name="a491" draw:name="Symbol zastępczy numeru slajdu 5" svg:x="7.90394in" svg:y="7.53189in" svg:width="2.56811in" svg:height="0.57008in" presentation:class="page-number" presentation:placeholder="false">
        <draw:text-box>
          <text:p text:style-name="a490" text:class-names="" text:cond-style-name=""><text:span text:style-name="a488" text:class-names=""><text:page-number style:num-format="1" text:fixed="false"/></text:span><text:span text:style-name="a489" text:class-names=""/></text:p>
        </draw:text-box>
        <svg:desc/>
      </draw:frame>
      <presentation:notes style:page-layout-name="pageLayout2" draw:style-name="a508">
        <draw:page-thumbnail svg:x="1.21063in" svg:y="0.88858in" svg:width="5.84567in" svg:height="4.38425in" presentation:class="page" draw:id="id5" presentation:style-name="a492" draw:name="Symbol zastępczy obrazu slajdu 1">
          <svg:desc/>
        </draw:page-thumbnail>
        <draw:frame draw:id="id6" presentation:style-name="a495" draw:name="Symbol zastępczy notatek 2" svg:x="0.82677in" svg:y="5.55394in" svg:width="6.61378in" svg:height="5.26142in" presentation:class="notes" presentation:placeholder="false">
          <draw:text-box>
            <text:p text:style-name="a494" text:class-names="" text:cond-style-name=""><text:span text:style-name="a493" text:class-names=""/></text:p>
          </draw:text-box>
          <svg:desc/>
        </draw:frame>
        <draw:frame draw:id="id7" presentation:style-name="a498" draw:name="Symbol zastępczy nagłówka 3" svg:x="0in" svg:y="0in" svg:width="3.5878in" svg:height="0.58425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desc/>
        </draw:frame>
        <draw:frame draw:id="id8" presentation:style-name="a501" draw:name="Symbol zastępczy daty 4" svg:x="4.67953in" svg:y="0in" svg:width="3.5878in" svg:height="0.58425in" presentation:class="date-time" presentation:placeholder="false">
          <draw:text-box>
            <text:p text:style-name="a500" text:class-names="" text:cond-style-name=""><text:span text:style-name="a499" text:class-names=""/></text:p>
          </draw:text-box>
          <svg:desc/>
        </draw:frame>
        <draw:frame draw:id="id9" presentation:style-name="a504" draw:name="Symbol zastępczy stopki 5" svg:x="0in" svg:y="11.10827in" svg:width="3.5878in" svg:height="0.58425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desc/>
        </draw:frame>
        <draw:frame draw:id="id10" presentation:style-name="a507" draw:name="Symbol zastępczy numeru slajdu 6" svg:x="4.67953in" svg:y="11.10827in" svg:width="3.5878in" svg:height="0.58425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Tytuł-pionowy-i-tekst" style:page-layout-name="pageLayout1" draw:style-name="a509">
      <draw:frame draw:id="id64" presentation:style-name="a513" draw:name="Tytuł pionowy 1" svg:x="7.99306in" svg:y="0.32986in" svg:width="2.47917in" svg:height="7.06076in" presentation:class="title" presentation:placeholder="false">
        <draw:text-box>
          <text:p text:style-name="a512" text:class-names="" text:cond-style-name=""><text:span text:style-name="a510" text:class-names="">Kliknij, aby edytować styl</text:span><text:span text:style-name="a511" text:class-names=""/></text:p>
        </draw:text-box>
        <svg:desc/>
      </draw:frame>
      <draw:frame draw:id="id65" presentation:style-name="a530" draw:name="Symbol zastępczy tytułu pionowego 2" svg:x="0.55035in" svg:y="0.32986in" svg:width="7.27604in" svg:height="7.06076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Kliknij, aby edytować style wzorca tekstu</text:span></text:p>
            </text:list-item>
          </text:list>
          <text:list text:style-name="a519">
            <text:list-item>
              <text:list text:style-name="a519">
                <text:list-item>
                  <text:p text:style-name="a518" text:class-names="" text:cond-style-name=""><text:span text:style-name="a517" text:class-names="">Drugi poziom</text:span></text:p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p text:style-name="a521" text:class-names="" text:cond-style-name=""><text:span text:style-name="a52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p text:style-name="a524" text:class-names="" text:cond-style-name=""><text:span text:style-name="a52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6" text:class-names="">Piąty poziom</text:span><text:span text:style-name="a5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533" draw:name="Symbol zastępczy daty 3" svg:x="0.55118in" svg:y="7.53189in" svg:width="2.56811in" svg:height="0.57008in" presentation:class="date-time" presentation:placeholder="false">
        <draw:text-box>
          <text:p text:style-name="a532" text:class-names="" text:cond-style-name=""><text:span text:style-name="a531" text:class-names=""/></text:p>
        </draw:text-box>
        <svg:desc/>
      </draw:frame>
      <draw:frame draw:id="id67" presentation:style-name="a536" draw:name="Symbol zastępczy stopki 4" svg:x="3.77008in" svg:y="7.53189in" svg:width="3.49409in" svg:height="0.57008in" presentation:class="footer" presentation:placeholder="false">
        <draw:text-box>
          <text:p text:style-name="a535" text:class-names="" text:cond-style-name=""><text:span text:style-name="a534" text:class-names=""/></text:p>
        </draw:text-box>
        <svg:desc/>
      </draw:frame>
      <draw:frame draw:id="id68" presentation:style-name="a540" draw:name="Symbol zastępczy numeru slajdu 5" svg:x="7.90394in" svg:y="7.53189in" svg:width="2.56811in" svg:height="0.57008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/></text:span><text:span text:style-name="a538" text:class-names=""/></text:p>
        </draw:text-box>
        <svg:desc/>
      </draw:frame>
      <presentation:notes style:page-layout-name="pageLayout2" draw:style-name="a557">
        <draw:page-thumbnail svg:x="1.21063in" svg:y="0.88858in" svg:width="5.84567in" svg:height="4.38425in" presentation:class="page" draw:id="id5" presentation:style-name="a541" draw:name="Symbol zastępczy obrazu slajdu 1">
          <svg:desc/>
        </draw:page-thumbnail>
        <draw:frame draw:id="id6" presentation:style-name="a544" draw:name="Symbol zastępczy notatek 2" svg:x="0.82677in" svg:y="5.55394in" svg:width="6.61378in" svg:height="5.26142in" presentation:class="notes" presentation:placeholder="false">
          <draw:text-box>
            <text:p text:style-name="a543" text:class-names="" text:cond-style-name=""><text:span text:style-name="a542" text:class-names=""/></text:p>
          </draw:text-box>
          <svg:desc/>
        </draw:frame>
        <draw:frame draw:id="id7" presentation:style-name="a547" draw:name="Symbol zastępczy nagłówka 3" svg:x="0in" svg:y="0in" svg:width="3.5878in" svg:height="0.5842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desc/>
        </draw:frame>
        <draw:frame draw:id="id8" presentation:style-name="a550" draw:name="Symbol zastępczy daty 4" svg:x="4.67953in" svg:y="0in" svg:width="3.5878in" svg:height="0.58425in" presentation:class="date-time" presentation:placeholder="false">
          <draw:text-box>
            <text:p text:style-name="a549" text:class-names="" text:cond-style-name=""><text:span text:style-name="a548" text:class-names=""/></text:p>
          </draw:text-box>
          <svg:desc/>
        </draw:frame>
        <draw:frame draw:id="id9" presentation:style-name="a553" draw:name="Symbol zastępczy stopki 5" svg:x="0in" svg:y="11.10827in" svg:width="3.5878in" svg:height="0.58425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desc/>
        </draw:frame>
        <draw:frame draw:id="id10" presentation:style-name="a556" draw:name="Symbol zastępczy numeru slajdu 6" svg:x="4.67953in" svg:y="11.10827in" svg:width="3.5878in" svg:height="0.58425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558">
      <draw:frame draw:id="id69" presentation:style-name="a561" draw:name="Symbol zastępczy nagłówka 1" svg:x="0in" svg:y="0in" svg:width="3.5876in" svg:height="0.5841in" presentation:class="header" presentation:placeholder="false">
        <draw:text-box>
          <text:p text:style-name="a560" text:class-names="" text:cond-style-name=""><text:span text:style-name="a559" text:class-names=""/></text:p>
        </draw:text-box>
        <svg:desc/>
      </draw:frame>
      <draw:frame draw:id="id70" presentation:style-name="a564" draw:name="Symbol zastępczy daty 2" svg:x="4.67963in" svg:y="0in" svg:width="3.5876in" svg:height="0.5841in" presentation:class="date-time" presentation:placeholder="false">
        <draw:text-box>
          <text:p text:style-name="a563" text:class-names="" text:cond-style-name=""><text:span text:style-name="a562" text:class-names=""/></text:p>
        </draw:text-box>
        <svg:desc/>
      </draw:frame>
      <draw:frame draw:id="id71" presentation:style-name="a567" draw:name="Symbol zastępczy stopki 3" svg:x="0in" svg:y="11.10855in" svg:width="3.5876in" svg:height="0.5841in" presentation:class="footer" presentation:placeholder="false">
        <draw:text-box>
          <text:p text:style-name="a566" text:class-names="" text:cond-style-name=""><text:span text:style-name="a565" text:class-names=""/></text:p>
        </draw:text-box>
        <svg:desc/>
      </draw:frame>
      <draw:frame draw:id="id72" presentation:style-name="a570" draw:name="Symbol zastępczy numeru slajdu 4" svg:x="4.67963in" svg:y="11.10855in" svg:width="3.5876in" svg:height="0.584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 Jesteśmy Twymi dziećmi, potrzebujemy Ciebie Miłości, która trwa Dobroci nieskończonej, łaski i nadziei Na wybawienie   </dc:title>
    <meta:initial-creator>Andrzej Zaremba</meta:initial-creator>
    <dc:creator>Andrzej Zaremba</dc:creator>
    <meta:creation-date>2006-06-13T17:36:20Z</meta:creation-date>
    <dc:date>2012-03-11T12:20:49Z</dc:date>
    <meta:editing-cycles>3</meta:editing-cycles>
    <meta:editing-duration>PT759S</meta:editing-duration>
    <meta:user-defined meta:name="Info 1"/>
    <meta:user-defined meta:name="Info 2"/>
    <meta:user-defined meta:name="Info 3"/>
    <meta:user-defined meta:name="Info 4"/>
    <meta:document-statistic meta:paragraph-count="6" meta:word-count="0"/>
  </office:meta>
</office:document-meta>
</file>